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3395b" officeooo:paragraph-rsid="0013395b" style:font-size-asian="12.25pt" style:font-weight-asian="normal" style:font-size-complex="14pt" style:font-weight-complex="normal"/>
    </style:style>
    <style:style style:name="P2" style:family="paragraph" style:parent-style-name="Standard" style:list-style-name="L1">
      <style:paragraph-properties fo:text-align="start" style:justify-single-word="false"/>
      <style:text-properties fo:font-size="14pt" fo:font-weight="normal" officeooo:rsid="0013395b" officeooo:paragraph-rsid="0013395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491cc" officeooo:paragraph-rsid="001491cc"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6pt" fo:font-weight="bold" officeooo:rsid="0013395b" officeooo:paragraph-rsid="0013395b" style:font-size-asian="16pt" style:font-weight-asian="bold" style:font-size-complex="16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I DESIGN WEBDOO (Aplikasi Website Kursus Belajar Web Programming)</text:p>
      <text:p text:style-name="P4"/>
      <text:p text:style-name="P1">Informasi</text:p>
      <text:list xml:id="list3377813114" text:style-name="L1">
        <text:list-item>
          <text:p text:style-name="P2">Dibuat dengan aplikasi Figma.</text:p>
        </text:list-item>
        <text:list-item>
          <text:p text:style-name="P2">Tugas UI/Ux Design Pak Karpen.</text:p>
        </text:list-item>
        <text:list-item>
          <text:p text:style-name="P2">Semester 5 C (STMIK AMIK Riau).</text:p>
        </text:list-item>
        <text:list-item>
          <text:p text:style-name="P2">Dibuat oleh Ridho Surya (1710031802135).</text:p>
        </text:list-item>
      </text:list>
      <text:p text:style-name="P1"/>
      <text:p text:style-name="P3">Sebuah UI Design sederhana yang menawarkan jasa pembelajaran kursus web programming kepada pengunjung. Di website ini menyediakan kurikulum per semester sehingga bisa terfokus setiap bahasa pemogramman, seperti php, javascript, react js dan framework akan di pelajari melalui video yang bisa diakses setelah membayar paket pelajar.</text:p>
      <text:p text:style-name="P3"/>
      <text:p text:style-name="P3">Selain dari itu ada section informasi yang setiap hari, minggu akan berubah-ubah sesuai promo paket.</text:p>
      <text:p text:style-name="P3"/>
      <text:p text:style-name="P3"><text:span text:style-name="T1">Kenapa milih kami ?</text:span> Selain harganya terjangkau, kami menyediakan kenyamanan untuk pengguna resmi seperti forum tanya jawab, semua video tutorial bisa diakses selamanya dan kerennya setelah menyelesaikan diakhir daftar tutorial kamu akan mendapatkan sertifikat kelulusan dari kami.</text:p>
      <text:p text:style-name="P3"/>
      <text:p text:style-name="P3">Bagi kamu yang masih pemula atau awam, jangan khawatir dengan mengikuti daftar kelas kami tidak akan tersesat, karena sangat terstruktur rapi dari dasar hingga bisa menjalankan sebuah aplikasi.</text:p>
      <text:p text:style-name="P3"/>
      <text:p text:style-name="P3">Minat silahkan hubungi langsung di kolom pesan yang sudah tersedia. Demikianlah, hasil design saya sendiri ridho surya dan penjelasan singkat tentang website yang saya buat 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12:03:35.484761122</meta:creation-date>
    <dc:date>2020-11-07T12:43:52.453613930</dc:date>
    <meta:editing-duration>PT28M6S</meta:editing-duration>
    <meta:editing-cycles>2</meta:editing-cycles>
    <meta:generator>LibreOffice/6.0.7.3$Linux_X86_64 LibreOffice_project/00m0$Build-3</meta:generator>
    <meta:document-statistic meta:table-count="0" meta:image-count="0" meta:object-count="0" meta:page-count="1" meta:paragraph-count="11" meta:word-count="185" meta:character-count="1290" meta:non-whitespace-character-count="1120"/>
  </office:meta>
</office:document-meta>
</file>